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ontents_20_Heading" style:master-page-name="First_20_Page">
      <style:paragraph-properties style:page-number="auto"/>
      <style:text-properties officeooo:rsid="000e4c2c" officeooo:paragraph-rsid="000e81db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Text_20_body">
      <style:text-properties officeooo:rsid="001aa216" officeooo:paragraph-rsid="001aa216"/>
    </style:style>
    <style:style style:name="P4" style:family="paragraph" style:parent-style-name="Text_20_body">
      <style:text-properties officeooo:rsid="001d3b36" officeooo:paragraph-rsid="001d3b36"/>
    </style:style>
    <style:style style:name="P5" style:family="paragraph" style:parent-style-name="Text_20_body">
      <style:paragraph-properties fo:margin-top="0in" fo:margin-bottom="0in" loext:contextual-spacing="false" style:writing-mode="page"/>
      <style:text-properties fo:font-weight="bold" officeooo:rsid="001b815a" officeooo:paragraph-rsid="001b815a" style:font-weight-asian="bold" style:font-weight-complex="bold"/>
    </style:style>
    <style:style style:name="P6" style:family="paragraph" style:parent-style-name="Text_20_body">
      <style:paragraph-properties fo:margin-top="0in" fo:margin-bottom="0in" loext:contextual-spacing="false" style:writing-mode="page"/>
      <style:text-properties fo:font-weight="bold" officeooo:rsid="001d3b36" officeooo:paragraph-rsid="001d3b36" style:font-weight-asian="bold" style:font-weight-complex="bold"/>
    </style:style>
    <style:style style:name="P7" style:family="paragraph" style:parent-style-name="Text_20_body" style:list-style-name="L1">
      <style:paragraph-properties fo:margin-top="0in" fo:margin-bottom="0in" loext:contextual-spacing="false" style:writing-mode="page"/>
      <style:text-properties fo:font-weight="normal" officeooo:rsid="001b815a" officeooo:paragraph-rsid="001b815a" style:font-weight-asian="normal" style:font-weight-complex="normal"/>
    </style:style>
    <style:style style:name="P8" style:family="paragraph" style:parent-style-name="Text_20_body" style:list-style-name="L2">
      <style:paragraph-properties fo:margin-top="0in" fo:margin-bottom="0in" loext:contextual-spacing="false" style:writing-mode="page"/>
      <style:text-properties fo:language="hu" fo:country="HU" officeooo:rsid="001b815a" officeooo:paragraph-rsid="001b815a"/>
    </style:style>
    <style:style style:name="P9" style:family="paragraph" style:parent-style-name="Text_20_body">
      <style:paragraph-properties fo:margin-top="0in" fo:margin-bottom="0in" loext:contextual-spacing="false" style:writing-mode="page"/>
      <style:text-properties fo:language="hu" fo:country="HU" fo:font-weight="bold" officeooo:rsid="001b815a" officeooo:paragraph-rsid="001b815a" style:font-weight-asian="bold" style:font-weight-complex="bold"/>
    </style:style>
    <style:style style:name="P10" style:family="paragraph" style:parent-style-name="Text_20_body" style:list-style-name="L3">
      <style:paragraph-properties fo:margin-top="0in" fo:margin-bottom="0in" loext:contextual-spacing="false" style:writing-mode="page"/>
      <style:text-properties officeooo:paragraph-rsid="001b815a"/>
    </style:style>
    <style:style style:name="P11" style:family="paragraph" style:parent-style-name="Text_20_body" style:list-style-name="L3">
      <style:paragraph-properties fo:margin-top="0in" fo:margin-bottom="0in" loext:contextual-spacing="false" style:writing-mode="page"/>
      <style:text-properties officeooo:rsid="001b815a" officeooo:paragraph-rsid="001b815a"/>
    </style:style>
    <style:style style:name="P12" style:family="paragraph" style:parent-style-name="Text_20_body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3" style:family="paragraph" style:parent-style-name="Text_20_body" style:list-style-name="L4">
      <style:paragraph-properties fo:margin-top="0in" fo:margin-bottom="0in" loext:contextual-spacing="false" style:writing-mode="page"/>
      <style:text-properties officeooo:rsid="001d3b36" officeooo:paragraph-rsid="001d3b36"/>
    </style:style>
    <style:style style:name="P14" style:family="paragraph" style:parent-style-name="Text_20_body">
      <style:paragraph-properties fo:margin-top="0in" fo:margin-bottom="0in" loext:contextual-spacing="false" style:writing-mode="page"/>
      <style:text-properties officeooo:rsid="001dcd3b" officeooo:paragraph-rsid="001dcd3b"/>
    </style:style>
    <style:style style:name="P15" style:family="paragraph" style:parent-style-name="Heading_20_2">
      <style:text-properties officeooo:rsid="000c8139" officeooo:paragraph-rsid="000c8139"/>
    </style:style>
    <style:style style:name="P16" style:family="paragraph" style:parent-style-name="Heading_20_2">
      <style:text-properties officeooo:paragraph-rsid="000c8139"/>
    </style:style>
    <style:style style:name="P17" style:family="paragraph" style:parent-style-name="Heading_20_2">
      <style:text-properties fo:language="hu" fo:country="HU" officeooo:paragraph-rsid="000c8139"/>
    </style:style>
    <style:style style:name="P18" style:family="paragraph" style:parent-style-name="Heading_20_2">
      <style:text-properties fo:language="hu" fo:country="HU" officeooo:rsid="000c8139" officeooo:paragraph-rsid="000c8139"/>
    </style:style>
    <style:style style:name="P19" style:family="paragraph" style:parent-style-name="Heading_20_2">
      <style:text-properties officeooo:rsid="000e4c2c" officeooo:paragraph-rsid="000e4c2c"/>
    </style:style>
    <style:style style:name="P20" style:family="paragraph" style:parent-style-name="Heading_20_2">
      <style:text-properties officeooo:paragraph-rsid="000e4c2c"/>
    </style:style>
    <style:style style:name="P21" style:family="paragraph" style:parent-style-name="Heading_20_1">
      <style:paragraph-properties fo:break-before="page"/>
      <style:text-properties officeooo:rsid="000c8139" officeooo:paragraph-rsid="000c8139"/>
    </style:style>
    <style:style style:name="P22" style:family="paragraph" style:parent-style-name="Heading_20_1">
      <style:paragraph-properties fo:break-before="page"/>
      <style:text-properties fo:language="hu" fo:country="HU" officeooo:paragraph-rsid="000c8139"/>
    </style:style>
    <style:style style:name="P23" style:family="paragraph" style:parent-style-name="Heading_20_1">
      <style:paragraph-properties fo:break-before="page"/>
      <style:text-properties fo:language="hu" fo:country="HU" officeooo:rsid="000c8139" officeooo:paragraph-rsid="000c8139"/>
    </style:style>
    <style:style style:name="P24" style:family="paragraph" style:parent-style-name="Heading_20_1">
      <style:paragraph-properties fo:break-before="page"/>
      <style:text-properties officeooo:rsid="000e4c2c" officeooo:paragraph-rsid="000e4c2c"/>
    </style:style>
    <style:style style:name="P25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T1" style:family="text">
      <style:text-properties officeooo:rsid="000c8139"/>
    </style:style>
    <style:style style:name="T2" style:family="text">
      <style:text-properties fo:language="hu" fo:country="HU"/>
    </style:style>
    <style:style style:name="T3" style:family="text">
      <style:text-properties fo:language="hu" fo:country="HU" officeooo:rsid="000c8139"/>
    </style:style>
    <style:style style:name="T4" style:family="text">
      <style:text-properties fo:language="hu" fo:country="HU" officeooo:rsid="001accb9"/>
    </style:style>
    <style:style style:name="T5" style:family="text">
      <style:text-properties fo:language="hu" fo:country="HU" officeooo:rsid="001b815a"/>
    </style:style>
    <style:style style:name="T6" style:family="text">
      <style:text-properties fo:language="hu" fo:country="HU" officeooo:rsid="001dcd3b"/>
    </style:style>
    <style:style style:name="T7" style:family="text">
      <style:text-properties fo:language="hu" fo:country="HU" officeooo:rsid="001fb3ea"/>
    </style:style>
    <style:style style:name="T8" style:family="text">
      <style:text-properties officeooo:rsid="000e4c2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">Tartalomjegyzék</text:p>
          </text:index-title>
          <text:p text:style-name="P25"><text:a xlink:type="simple" xlink:href="#__RefHeading___Toc185_2378536833" text:style-name="Index_20_Link" text:visited-style-name="Index_20_Link">1. Követelmény feltárás<text:tab/>2</text:a></text:p>
          <text:p text:style-name="P26"><text:a xlink:type="simple" xlink:href="#__RefHeading___Toc187_2378536833" text:style-name="Index_20_Link" text:visited-style-name="Index_20_Link">1.1 Célkitűzés, projektindító dokumentum<text:tab/>2</text:a></text:p>
          <text:p text:style-name="P26"><text:a xlink:type="simple" xlink:href="#__RefHeading___Toc189_2378536833" text:style-name="Index_20_Link" text:visited-style-name="Index_20_Link">1.2 Szakterületi fogalomjegyzék<text:tab/>2</text:a></text:p>
          <text:p text:style-name="P26"><text:a xlink:type="simple" xlink:href="#__RefHeading___Toc191_2378536833" text:style-name="Index_20_Link" text:visited-style-name="Index_20_Link">1.3 Használatieset-modell, funkcionális követelmények<text:tab/>2</text:a></text:p>
          <text:p text:style-name="P26"><text:a xlink:type="simple" xlink:href="#__RefHeading___Toc193_2378536833" text:style-name="Index_20_Link" text:visited-style-name="Index_20_Link">1.4 Szakterületi követelmények<text:tab/>2</text:a></text:p>
          <text:p text:style-name="P26"><text:a xlink:type="simple" xlink:href="#__RefHeading___Toc195_2378536833" text:style-name="Index_20_Link" text:visited-style-name="Index_20_Link">1.5 Nem funkcionális követelmények<text:tab/>2</text:a></text:p>
          <text:p text:style-name="P25"><text:a xlink:type="simple" xlink:href="#__RefHeading___Toc197_2378536833" text:style-name="Index_20_Link" text:visited-style-name="Index_20_Link">2. Tervezés<text:tab/>3</text:a></text:p>
          <text:p text:style-name="P26"><text:a xlink:type="simple" xlink:href="#__RefHeading___Toc199_2378536833" text:style-name="Index_20_Link" text:visited-style-name="Index_20_Link">2.1 A program architektúrája<text:tab/>3</text:a></text:p>
          <text:p text:style-name="P26"><text:a xlink:type="simple" xlink:href="#__RefHeading___Toc201_2378536833" text:style-name="Index_20_Link" text:visited-style-name="Index_20_Link">2.2 Osztálymodell<text:tab/>3</text:a></text:p>
          <text:p text:style-name="P26"><text:a xlink:type="simple" xlink:href="#__RefHeading___Toc203_2378536833" text:style-name="Index_20_Link" text:visited-style-name="Index_20_Link">2.3 Dinamikus működés<text:tab/>3</text:a></text:p>
          <text:p text:style-name="P26"><text:a xlink:type="simple" xlink:href="#__RefHeading___Toc205_2378536833" text:style-name="Index_20_Link" text:visited-style-name="Index_20_Link">2.4 Felhasználói-felület modell<text:tab/>3</text:a></text:p>
          <text:p text:style-name="P26"><text:a xlink:type="simple" xlink:href="#__RefHeading___Toc207_2378536833" text:style-name="Index_20_Link" text:visited-style-name="Index_20_Link">2.5 Részletes programterv<text:tab/>3</text:a></text:p>
          <text:p text:style-name="P25"><text:a xlink:type="simple" xlink:href="#__RefHeading___Toc209_2378536833" text:style-name="Index_20_Link" text:visited-style-name="Index_20_Link">3. Implementáció<text:tab/>4</text:a></text:p>
          <text:p text:style-name="P26"><text:a xlink:type="simple" xlink:href="#__RefHeading___Toc211_2378536833" text:style-name="Index_20_Link" text:visited-style-name="Index_20_Link">3.1 Fejlesztőeszközök<text:tab/>4</text:a></text:p>
          <text:p text:style-name="P26"><text:a xlink:type="simple" xlink:href="#__RefHeading___Toc213_2378536833" text:style-name="Index_20_Link" text:visited-style-name="Index_20_Link">3.2 Alkalmazott kódolási szabványok<text:tab/>4</text:a></text:p>
          <text:p text:style-name="P25"><text:a xlink:type="simple" xlink:href="#__RefHeading___Toc215_2378536833" text:style-name="Index_20_Link" text:visited-style-name="Index_20_Link">4. Tesztelés<text:tab/>5</text:a></text:p>
          <text:p text:style-name="P26"><text:a xlink:type="simple" xlink:href="#__RefHeading___Toc217_2378536833" text:style-name="Index_20_Link" text:visited-style-name="Index_20_Link">4.1 „A” használati eset tesztelése<text:tab/>5</text:a></text:p>
          <text:p text:style-name="P26"><text:a xlink:type="simple" xlink:href="#__RefHeading___Toc219_2378536833" text:style-name="Index_20_Link" text:visited-style-name="Index_20_Link">4.2 „B” használati eset tesztelése<text:tab/>5</text:a></text:p>
          <text:p text:style-name="P25"><text:a xlink:type="simple" xlink:href="#__RefHeading___Toc221_2378536833" text:style-name="Index_20_Link" text:visited-style-name="Index_20_Link">5. Felhasználói dokumentáció<text:tab/>6</text:a></text:p>
          <text:p text:style-name="P26"><text:a xlink:type="simple" xlink:href="#__RefHeading___Toc223_2378536833" text:style-name="Index_20_Link" text:visited-style-name="Index_20_Link">5.1 A futtatáshoz ajánlott hardver-, szoftver konfiguráció<text:tab/>6</text:a></text:p>
          <text:p text:style-name="P26"><text:a xlink:type="simple" xlink:href="#__RefHeading___Toc225_2378536833" text:style-name="Index_20_Link" text:visited-style-name="Index_20_Link">5.2 Telepítés<text:tab/>6</text:a></text:p>
          <text:p text:style-name="P26"><text:a xlink:type="simple" xlink:href="#__RefHeading___Toc227_2378536833" text:style-name="Index_20_Link" text:visited-style-name="Index_20_Link">5.3 A program használata<text:tab/>6</text:a></text:p>
          <text:p text:style-name="P25"><text:a xlink:type="simple" xlink:href="#__RefHeading___Toc229_2378536833" text:style-name="Index_20_Link" text:visited-style-name="Index_20_Link">Felhasznált irodalom jegyzéke<text:tab/>7</text:a></text:p>
        </text:index-body>
      </text:table-of-content>
      <text:p text:style-name="P2"/>
      <text:h text:style-name="P22" text:outline-level="1"><text:bookmark-start text:name="__RefHeading___Toc185_2378536833"/><text:span text:style-name="T1">1. Követelmény feltárás</text:span><text:bookmark-end text:name="__RefHeading___Toc185_2378536833"/></text:h>
      <text:h text:style-name="P17" text:outline-level="2"><text:bookmark-start text:name="__RefHeading___Toc187_2378536833"/><text:span text:style-name="T1">1.1 </text:span>Célkitűzés, projektindító dokumentum<text:bookmark-end text:name="__RefHeading___Toc187_2378536833"/></text:h>
      <text:p text:style-name="P3"><text:span text:style-name="T2">A projekt célja egy kétszemélyes Tetris létrehozása, ahol a klasszikus Tetris játék</text:span><text:span text:style-name="T4">ot</text:span><text:span text:style-name="T2"> továbbfejlesztve </text:span><text:span text:style-name="T4">a játékot egyszerre két felhasználó játszhatja, az eredeti játék játékmenetének megtartásával, plusz funkciók hozzátételével. Ezek a hozzáadott funkciók lehetővé teszik, hogy a két felhasználó egymással versenyezzen játék közben, és lehetőséget adnak a másik felhasználó játékmenetének módosításába, mindkét játékos részére. A játéknak kezelnie kell ha két játékost ugyanazon számítógépen, valamint ha különböző számítógépeken hálózaton keresztül szeretnének játszani. </text:span><text:span text:style-name="T6">A</text:span><text:span text:style-name="T4">mennyiben csak egy játékos van, a másik játékos szerepét lehetőség legyen betölteni </text:span><text:span text:style-name="T6">AI</text:span><text:span text:style-name="T4"> által. </text:span><text:span text:style-name="T7">Ezeken felül a változatos felhasználói élmény garantálása érdekében lehetőség legyen különböző karakterek választására, amelyek befolyásolják a játékos milyen módokon tudja módosítani saját vagy ellenfele játékát a játék folyamán.</text:span></text:p>
      <text:h text:style-name="P17" text:outline-level="2"><text:bookmark-start text:name="__RefHeading___Toc189_2378536833"/><text:span text:style-name="T1">1.2 </text:span>Szakterületi fogalomjegyzék<text:bookmark-end text:name="__RefHeading___Toc189_2378536833"/></text:h>
      <text:p text:style-name="P14"><text:span text:style-name="T2">AI – Mesterséges intelligencia, amely egy játékos gondolkodását utánozza, és az alapján tesz lépéseket amelyeket az adott helyzetben optimálisnak ítél</text:span></text:p>
      <text:p text:style-name="P12"><text:span text:style-name="T2">SDL2 - </text:span></text:p>
      <text:p text:style-name="P12"><text:span text:style-name="T2">Agilis fejlesztés -</text:span></text:p>
      <text:p text:style-name="P12"><text:span text:style-name="T2">Verziókezelő rendszer - </text:span></text:p>
      <text:p text:style-name="P12"><text:span text:style-name="T2">Tetromino - </text:span></text:p>
      <text:h text:style-name="P17" text:outline-level="2"><text:bookmark-start text:name="__RefHeading___Toc191_2378536833"/><text:span text:style-name="T1">1.3 </text:span>Használatieset-modell, funkcionális követelmények<text:bookmark-end text:name="__RefHeading___Toc191_2378536833"/></text:h>
      <text:h text:style-name="P18" text:outline-level="2"><text:bookmark-start text:name="__RefHeading___Toc193_2378536833"/>1.4 Szakterületi követelmények<text:bookmark-end text:name="__RefHeading___Toc193_2378536833"/></text:h>
      <text:p text:style-name="P4"><text:span text:style-name="T3">A </text:span><text:span text:style-name="T2">szoftvernek követnie kell az 1984-ben kijött klasszikus Tetris játék szabályrendszerét, csak az abban jelenlévő alakzatokat (tetromino-kat) használhatja. </text:span><text:span text:style-name="T6">A játék csak akkor érhet véget ha egy tetromino nem lehelyezhető úgy, hogy teljes egészében benne legyen a játéktérben. Ezek a szabályok mind egy valódi ember, mind AI által irányított játékosra érvényesek. </text:span></text:p>
      <text:h text:style-name="P18" text:outline-level="2"><text:bookmark-start text:name="__RefHeading___Toc195_2378536833"/>1.5 Nem funkcionális követelmények<text:bookmark-end text:name="__RefHeading___Toc195_2378536833"/></text:h>
      <text:p text:style-name="P5"><text:span text:style-name="T3">F</text:span><text:span text:style-name="T2">ejlesztési módszertan:</text:span></text:p>
      <text:list xml:id="list66023709" text:style-name="L1">
        <text:list-item>
          <text:p text:style-name="P7"><text:span text:style-name="T2">Agilis</text:span></text:p>
        </text:list-item>
      </text:list>
      <text:p text:style-name="P9">A fejlesztéshez szükséges hardver:</text:p>
      <text:list xml:id="list2933385045" text:style-name="L2">
        <text:list-item>
          <text:p text:style-name="P8">CPU: Core i5, RAM: 8GB, videó: 1440x900</text:p>
        </text:list-item>
      </text:list>
      <text:p text:style-name="P9">A fejlesztéshez használt szoftverek:</text:p>
      <text:list xml:id="list1462628665" text:style-name="L3">
        <text:list-item>
          <text:p text:style-name="P10"><text:span text:style-name="T5">Operációs rendszer: OS X Sierra</text:span></text:p>
        </text:list-item>
        <text:list-item>
          <text:p text:style-name="P11"><text:soft-page-break/><text:span text:style-name="T2">Követelmény elemzés: LibreOffice Writer szövegszerkesztővel</text:span></text:p>
        </text:list-item>
        <text:list-item>
          <text:p text:style-name="P11"><text:span text:style-name="T2">CASE eszköz: Enterprise Architect 11.0</text:span></text:p>
        </text:list-item>
        <text:list-item>
          <text:p text:style-name="P11"><text:span text:style-name="T2">Verziókezelő rendszer: Git</text:span></text:p>
        </text:list-item>
        <text:list-item>
          <text:p text:style-name="P11"><text:span text:style-name="T2">C++ fejlesztőeszköz: Vim</text:span></text:p>
        </text:list-item>
      </text:list>
      <text:p text:style-name="P6"><text:span text:style-name="T2">A futtatáshoz szükséges operációs rendszer:</text:span></text:p>
      <text:list xml:id="list364157043" text:style-name="L4">
        <text:list-item>
          <text:p text:style-name="P13"><text:span text:style-name="T2">Tetszőleges operációs rendszer amely támogatja az SDL2 library-t.</text:span></text:p>
        </text:list-item>
      </text:list>
      <text:p text:style-name="P6"><text:span text:style-name="T2"/></text:p>
      <text:h text:style-name="P23" text:outline-level="1"><text:bookmark-start text:name="__RefHeading___Toc197_2378536833"/>2. Tervezés<text:bookmark-end text:name="__RefHeading___Toc197_2378536833"/></text:h>
      <text:h text:style-name="P17" text:outline-level="2"><text:bookmark-start text:name="__RefHeading___Toc199_2378536833"/><text:span text:style-name="T1">2.1 </text:span>A program architektúrája<text:bookmark-end text:name="__RefHeading___Toc199_2378536833"/></text:h>
      <text:h text:style-name="P18" text:outline-level="2"><text:bookmark-start text:name="__RefHeading___Toc201_2378536833"/>2.2 Osztálymodell<text:bookmark-end text:name="__RefHeading___Toc201_2378536833"/></text:h>
      <text:h text:style-name="P18" text:outline-level="2"><text:bookmark-start text:name="__RefHeading___Toc203_2378536833"/>2.3 Dinamikus működés<text:bookmark-end text:name="__RefHeading___Toc203_2378536833"/></text:h>
      <text:h text:style-name="P18" text:outline-level="2"><text:bookmark-start text:name="__RefHeading___Toc205_2378536833"/>2.4 Felhasználói-felület modell<text:bookmark-end text:name="__RefHeading___Toc205_2378536833"/></text:h>
      <text:h text:style-name="P16" text:outline-level="2"><text:bookmark-start text:name="__RefHeading___Toc207_2378536833"/><text:span text:style-name="T1">2.5 Részletes programterv</text:span><text:bookmark-end text:name="__RefHeading___Toc207_2378536833"/></text:h>
      <text:h text:style-name="P21" text:outline-level="1"><text:bookmark-start text:name="__RefHeading___Toc209_2378536833"/>3. Implementáció<text:bookmark-end text:name="__RefHeading___Toc209_2378536833"/></text:h>
      <text:h text:style-name="P15" text:outline-level="2"><text:bookmark-start text:name="__RefHeading___Toc211_2378536833"/>3.1 Fejlesztőeszközök<text:bookmark-end text:name="__RefHeading___Toc211_2378536833"/></text:h>
      <text:h text:style-name="P16" text:outline-level="2"><text:bookmark-start text:name="__RefHeading___Toc213_2378536833"/><text:span text:style-name="T1">3.2 Alkalmazott kódolási szabványok</text:span><text:bookmark-end text:name="__RefHeading___Toc213_2378536833"/></text:h>
      <text:h text:style-name="P21" text:outline-level="1"><text:bookmark-start text:name="__RefHeading___Toc215_2378536833"/>4. Tesztelés<text:bookmark-end text:name="__RefHeading___Toc215_2378536833"/></text:h>
      <text:h text:style-name="P16" text:outline-level="2"><text:bookmark-start text:name="__RefHeading___Toc217_2378536833"/><text:span text:style-name="T1">4.1 „A” használati eset tesztelése</text:span><text:bookmark-end text:name="__RefHeading___Toc217_2378536833"/></text:h>
      <text:h text:style-name="P19" text:outline-level="2"><text:bookmark-start text:name="__RefHeading___Toc219_2378536833"/>4.2 „B” használati eset tesztelése<text:bookmark-end text:name="__RefHeading___Toc219_2378536833"/></text:h>
      <text:h text:style-name="P24" text:outline-level="1"><text:bookmark-start text:name="__RefHeading___Toc221_2378536833"/>5. Felhasználói dokumentáció<text:bookmark-end text:name="__RefHeading___Toc221_2378536833"/></text:h>
      <text:h text:style-name="P20" text:outline-level="2"><text:bookmark-start text:name="__RefHeading___Toc223_2378536833"/><text:span text:style-name="T8">5.1 </text:span>A futtatáshoz ajánlott hardver-, szoftver konfiguráció<text:bookmark-end text:name="__RefHeading___Toc223_2378536833"/></text:h>
      <text:h text:style-name="P19" text:outline-level="2"><text:bookmark-start text:name="__RefHeading___Toc225_2378536833"/>5.2 Telepítés<text:bookmark-end text:name="__RefHeading___Toc225_2378536833"/></text:h>
      <text:h text:style-name="P19" text:outline-level="2"><text:bookmark-start text:name="__RefHeading___Toc227_2378536833"/>5.3 A program használata<text:bookmark-end text:name="__RefHeading___Toc227_2378536833"/></text:h>
      <text:h text:style-name="P24" text:outline-level="1"><text:bookmark-start text:name="__RefHeading___Toc229_2378536833"/>Felhasznált irodalom jegyzéke<text:bookmark-end text:name="__RefHeading___Toc229_237853683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hu" fo:country="H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 style:writing-mode="pag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>
        <style:header-footer-properties fo:min-he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  <style:page-layout style:name="M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7T18:07:56.324018000</meta:creation-date>
    <dc:date>2017-11-27T22:54:33.936438000</dc:date>
    <meta:editing-duration>PT5M13S</meta:editing-duration>
    <meta:editing-cycles>1</meta:editing-cycles>
    <meta:document-statistic meta:table-count="0" meta:image-count="0" meta:object-count="0" meta:page-count="8" meta:paragraph-count="67" meta:word-count="429" meta:character-count="3262" meta:non-whitespace-character-count="2903"/>
    <meta:generator>LibreOffice/5.3.7.2$MacOSX_X86_64 LibreOffice_project/6b8ed514a9f8b44d37a1b96673cbbdd077e24059</meta:generator>
  </office:meta>
</office:document-meta>
</file>